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b5cea8" loext:opacity="100%" style:font-name="Consolas" fo:font-size="10.5pt" fo:font-weight="normal"/>
    </style:style>
    <style:style style:name="T5" style:family="text">
      <style:text-properties fo:color="#ce9178" loext:opacity="100%" style:font-name="Consolas" fo:font-size="10.5pt" fo:font-weight="normal"/>
    </style:style>
    <style:style style:name="T6" style:family="text">
      <style:text-properties fo:color="#6a9955" loext:opacity="100%" style:font-name="Consolas" fo:font-size="10.5pt" fo:font-weight="normal"/>
    </style:style>
    <style:style style:name="T7" style:family="text">
      <style:text-properties fo:color="#dcdcaa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ResumenGeneral.css */</text:p>
      <text:p text:style-name="P2"/>
      <text:p text:style-name="P3"><text:span text:style-name="T1">.resumen-general-container</text:span> {</text:p>
      <text:p text:style-name="P4">  <text:span text:style-name="T2">padding</text:span><text:span text:style-name="T3">: </text:span><text:span text:style-name="T4">2rem</text:span><text:span text:style-name="T3">;</text:span></text:p>
      <text:p text:style-name="P4">  <text:span text:style-name="T2">max-width</text:span><text:span text:style-name="T3">: </text:span><text:span text:style-name="T4">1200px</text:span><text:span text:style-name="T3">;</text:span></text:p>
      <text:p text:style-name="P4">  <text:span text:style-name="T2">margin</text:span><text:span text:style-name="T3">: </text:span><text:span text:style-name="T4">0</text:span><text:span text:style-name="T3"> </text:span><text:span text:style-name="T5">auto</text:span><text:span text:style-name="T3">;</text:span></text:p>
      <text:p text:style-name="P3">}</text:p>
      <text:p text:style-name="P2"/>
      <text:p text:style-name="P3"><text:span text:style-name="T1">.resumen-general-title</text:span> {</text:p>
      <text:p text:style-name="P4">  <text:span text:style-name="T2">font-size</text:span><text:span text:style-name="T3">: </text:span><text:span text:style-name="T4">2rem</text:span><text:span text:style-name="T3">;</text:span></text:p>
      <text:p text:style-name="P4">  <text:span text:style-name="T2">font-weight</text:span><text:span text:style-name="T3">: </text:span><text:span text:style-name="T5">bold</text:span><text:span text:style-name="T3">;</text:span></text:p>
      <text:p text:style-name="P4">  <text:span text:style-name="T2">margin-bottom</text:span><text:span text:style-name="T3">: </text:span><text:span text:style-name="T4">2rem</text:span><text:span text:style-name="T3">;</text:span></text:p>
      <text:p text:style-name="P4">  <text:span text:style-name="T2">margin-top</text:span><text:span text:style-name="T3">: </text:span><text:span text:style-name="T4">1rem</text:span><text:span text:style-name="T3">;</text:span></text:p>
      <text:p text:style-name="P4">  <text:span text:style-name="T2">text-align</text:span><text:span text:style-name="T3">: </text:span><text:span text:style-name="T5">center</text:span><text:span text:style-name="T3">;</text:span></text:p>
      <text:p text:style-name="P3">}</text:p>
      <text:p text:style-name="P2"/>
      <text:p text:style-name="P1">/* Contenedor de los gráficos: los alinea en fila con espacio */</text:p>
      <text:p text:style-name="P3"><text:span text:style-name="T1">.chart-section</text:span> {</text:p>
      <text:p text:style-name="P4">  <text:span text:style-name="T2">display</text:span><text:span text:style-name="T3">: </text:span><text:span text:style-name="T5">flex</text:span><text:span text:style-name="T3">;</text:span></text:p>
      <text:p text:style-name="P4">  <text:span text:style-name="T2">flex-wrap</text:span><text:span text:style-name="T3">: </text:span><text:span text:style-name="T5">wrap</text:span><text:span text:style-name="T3">;</text:span></text:p>
      <text:p text:style-name="P4">  <text:span text:style-name="T2">justify-content</text:span><text:span text:style-name="T3">: </text:span><text:span text:style-name="T5">space-between</text:span><text:span text:style-name="T3">;</text:span></text:p>
      <text:p text:style-name="P4">  <text:span text:style-name="T2">gap</text:span><text:span text:style-name="T3">: </text:span><text:span text:style-name="T4">2rem</text:span><text:span text:style-name="T3">; </text:span><text:span text:style-name="T6">/* Espacio entre gráficos */</text:span></text:p>
      <text:p text:style-name="P4">  <text:span text:style-name="T2">margin-bottom</text:span><text:span text:style-name="T3">: </text:span><text:span text:style-name="T4">3rem</text:span><text:span text:style-name="T3">;</text:span></text:p>
      <text:p text:style-name="P3">}</text:p>
      <text:p text:style-name="P2"/>
      <text:p text:style-name="P1">/* Contenedor individual de cada gráfico y su título */</text:p>
      <text:p text:style-name="P3"><text:span text:style-name="T1">.chart-container</text:span> {</text:p>
      <text:p text:style-name="P4">  <text:span text:style-name="T2">flex</text:span><text:span text:style-name="T3">: </text:span><text:span text:style-name="T4">1</text:span><text:span text:style-name="T3"> </text:span><text:span text:style-name="T4">1</text:span><text:span text:style-name="T3"> </text:span><text:span text:style-name="T4">48%</text:span><text:span text:style-name="T3">; </text:span><text:span text:style-name="T6">/* Cada gráfico ocupa ~48% del ancho disponible */</text:span></text:p>
      <text:p text:style-name="P4">  <text:span text:style-name="T2">display</text:span><text:span text:style-name="T3">: </text:span><text:span text:style-name="T5">flex</text:span><text:span text:style-name="T3">;</text:span></text:p>
      <text:p text:style-name="P4">  <text:span text:style-name="T2">flex-direction</text:span><text:span text:style-name="T3">: </text:span><text:span text:style-name="T5">column</text:span><text:span text:style-name="T3">;</text:span></text:p>
      <text:p text:style-name="P4">  <text:span text:style-name="T2">align-items</text:span><text:span text:style-name="T3">: </text:span><text:span text:style-name="T5">center</text:span><text:span text:style-name="T3">;</text:span></text:p>
      <text:p text:style-name="P3">}</text:p>
      <text:p text:style-name="P2"/>
      <text:p text:style-name="P1">/* Título de cada gráfico */</text:p>
      <text:p text:style-name="P3"><text:span text:style-name="T1">.chart-title</text:span> {</text:p>
      <text:p text:style-name="P4">  <text:span text:style-name="T2">font-size</text:span><text:span text:style-name="T3">: </text:span><text:span text:style-name="T4">1.2rem</text:span><text:span text:style-name="T3">;</text:span></text:p>
      <text:p text:style-name="P4">  <text:span text:style-name="T2">font-weight</text:span><text:span text:style-name="T3">: </text:span><text:span text:style-name="T4">600</text:span><text:span text:style-name="T3">;</text:span></text:p>
      <text:p text:style-name="P4">  <text:span text:style-name="T2">margin-bottom</text:span><text:span text:style-name="T3">: </text:span><text:span text:style-name="T4">1rem</text:span><text:span text:style-name="T3">;</text:span></text:p>
      <text:p text:style-name="P4">  <text:span text:style-name="T2">text-align</text:span><text:span text:style-name="T3">: </text:span><text:span text:style-name="T5">center</text:span><text:span text:style-name="T3">;</text:span></text:p>
      <text:p text:style-name="P3">}</text:p>
      <text:p text:style-name="P2"/>
      <text:p text:style-name="P1">/* Caja del gráfico */</text:p>
      <text:p text:style-name="P3"><text:span text:style-name="T1">.chart-wrapper</text:span> {</text:p>
      <text:p text:style-name="P4">  <text:span text:style-name="T2">width</text:span><text:span text:style-name="T3">: </text:span><text:span text:style-name="T4">100%</text:span><text:span text:style-name="T3">;</text:span></text:p>
      <text:p text:style-name="P4">  <text:span text:style-name="T2">height</text:span><text:span text:style-name="T3">: </text:span><text:span text:style-name="T4">250px</text:span><text:span text:style-name="T3">;</text:span></text:p>
      <text:p text:style-name="P4">  <text:span text:style-name="T2">background-color</text:span><text:span text:style-name="T3">: </text:span><text:span text:style-name="T5">#fafafa</text:span><text:span text:style-name="T3">;</text:span></text:p>
      <text:p text:style-name="P4">  <text:span text:style-name="T2">padding</text:span><text:span text:style-name="T3">: </text:span><text:span text:style-name="T4">1rem</text:span><text:span text:style-name="T3">;</text:span></text:p>
      <text:p text:style-name="P4">  <text:span text:style-name="T2">border-radius</text:span><text:span text:style-name="T3">: </text:span><text:span text:style-name="T4">8px</text:span><text:span text:style-name="T3">;</text:span></text:p>
      <text:p text:style-name="P4">  <text:span text:style-name="T2">box-shadow</text:span><text:span text:style-name="T3">: </text:span><text:span text:style-name="T4">0</text:span><text:span text:style-name="T3"> </text:span><text:span text:style-name="T4">2px</text:span><text:span text:style-name="T3"> </text:span><text:span text:style-name="T4">6px</text:span><text:span text:style-name="T3"> </text:span><text:span text:style-name="T7">rgba</text:span><text:span text:style-name="T3">(</text:span><text:span text:style-name="T4">0</text:span><text:span text:style-name="T3">,</text:span><text:span text:style-name="T4">0</text:span><text:span text:style-name="T3">,</text:span><text:span text:style-name="T4">0</text:span><text:span text:style-name="T3">,</text:span><text:span text:style-name="T4">0.05</text:span><text:span text:style-name="T3">);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5:44:24.244396400</meta:creation-date>
    <dc:date>2025-08-17T15:44:37.625679900</dc:date>
    <meta:editing-duration>PT14S</meta:editing-duration>
    <meta:editing-cycles>1</meta:editing-cycles>
    <meta:document-statistic meta:table-count="0" meta:image-count="0" meta:object-count="0" meta:page-count="1" meta:paragraph-count="44" meta:word-count="128" meta:character-count="946" meta:non-whitespace-character-count="808"/>
    <meta:generator>LibreOffice/25.2.5.2$Windows_X86_64 LibreOffice_project/03d19516eb2e1dd5d4ccd751a0d6f35f35e08022</meta:generator>
  </office:meta>
</office:document-meta>
</file>